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eta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dobe Garamond Pro" svg:font-family="'Adobe Garamond Pro'" style:font-family-generic="roman" style:font-pitch="variable"/>
    <style:font-face style:name="American Typewriter" svg:font-family="'American Typewriter'" style:font-family-generic="moder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merican Typewriter" fo:font-size="18pt" officeooo:rsid="0013f760" officeooo:paragraph-rsid="0013f760" style:font-size-asian="18pt" style:font-size-complex="18pt"/>
    </style:style>
    <style:style style:name="P2" style:family="paragraph" style:parent-style-name="Standard">
      <style:paragraph-properties fo:text-align="center" style:justify-single-word="false"/>
      <style:text-properties style:font-name="Adobe Garamond Pro" fo:font-size="10pt" officeooo:rsid="0013f760" officeooo:paragraph-rsid="0013f760" style:font-size-asian="10pt" style:font-size-complex="10pt"/>
    </style:style>
    <style:style style:name="P3" style:family="paragraph">
      <loext:graphic-properties draw:fill="none"/>
    </style:style>
    <style:style style:name="T1" style:family="text">
      <style:text-properties fo:color="#c9211e" loext:opacity="100%"/>
    </style:style>
    <style:style style:name="T2" style:family="text">
      <style:text-properties fo:color="#c5000b" loext:opacity="100%"/>
    </style:style>
    <style:style style:name="T3" style:family="text">
      <style:text-properties fo:color="#2300dc" loext:opacity="100%"/>
    </style:style>
    <style:style style:name="gr1" style:family="graphic">
      <style:graphic-properties draw:fill="none" draw:textarea-horizontal-align="justify" draw:textarea-vertical-align="middle" draw:auto-grow-height="false" fo:min-height="1.561cm" fo:min-width="6.867cm" loext:decorative="fals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custom-shape text:anchor-type="paragraph" draw:z-index="0" draw:name="Forme 1" draw:style-name="gr1" draw:text-style-name="P3" svg:width="6.868cm" svg:height="1.562cm" svg:x="5.408cm" svg:y="-0.173cm"><text:p/><draw:enhanced-geometry svg:viewBox="0 0 21600 21600" draw:type="rectangle" draw:enhanced-path="M 0 0 L 21600 0 21600 21600 0 21600 0 0 Z N"/></draw:custom-shape><text:span text:style-name="T3"><text:s/>Manuel</text:span> <text:s/><text:span text:style-name="T2">Off</text:span> <text:s text:c="4"/><text:span text:style-name="T3">Auto</text:span></text:p>
      <text:p text:style-name="P2">Détecteur sonore pour filtre à air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dobe Garamond Pro" svg:font-family="'Adobe Garamond Pro'" style:font-family-generic="roman" style:font-pitch="variable"/>
    <style:font-face style:name="American Typewriter" svg:font-family="'American Typewriter'" style:font-family-generic="moder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CA" style:letter-kerning="true" style:font-name-asian="Source Han Sans CN Regular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CA" style:letter-kerning="true" style:font-name-asian="Source Han Sans CN Regular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Sender" style:family="paragraph" loext:hidden="true" style:hidden="true" style:parent-style-name="Standard" style:class="extra"/>
    <style:style style:name="Addressee" style:family="paragraph" loext:hidden="true" style:hidden="true" style:parent-style-name="Standard" style:class="extra"/>
    <style:style style:name="Salutation" style:family="paragraph" loext:hidden="true" style:hidden="true" style:parent-style-name="Standard" style:class="text"/>
    <style:style style:name="Horizontal_20_Line" style:display-name="Horizontal Line" style:family="paragraph" loext:hidden="true" style:hidden="true" style:parent-style-name="Standard" style:next-style-name="Text_20_body" style:class="html"/>
    <style:style style:name="Signature" style:family="paragraph" loext:hidden="true" style:hidden="true" style:parent-style-name="Standard" style:class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9T15:13:07.185299203</meta:creation-date>
    <dc:title>Lettre</dc:title>
    <meta:editing-cycles>4</meta:editing-cycles>
    <meta:generator>LibreOffice/7.6.4.1$MacOSX_X86_64 LibreOffice_project/e19e193f88cd6c0525a17fb7a176ed8e6a3e2aa1</meta:generator>
    <meta:editing-duration>PT5H38M49S</meta:editing-duration>
    <meta:initial-creator>Pierre Labrie</meta:initial-creator>
    <meta:printed-by>Pierre Labrie</meta:printed-by>
    <meta:print-date>2024-02-29T20:49:17.616642572</meta:print-date>
    <dc:date>2024-02-29T21:02:04.544328883</dc:date>
    <dc:creator>Pierre Labrie</dc:creator>
    <meta:document-statistic meta:table-count="0" meta:image-count="0" meta:object-count="0" meta:page-count="1" meta:paragraph-count="2" meta:word-count="9" meta:character-count="55" meta:non-whitespace-character-count="42"/>
    <meta:template xlink:type="simple" xlink:actuate="onRequest" xlink:title="Lettre" xlink:href="../../../../../../Library/Application%20Support/LibreOffice/4/user/template/Lettre1.ott" meta:date="2024-02-29T15:13:05.785730411"/>
  </office:meta>
</office:document-meta>
</file>